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libri" svg:font-family="Calibri"/>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34375in"/>
    </style:style>
    <style:style style:name="co3" style:family="table-column">
      <style:table-column-properties fo:break-before="auto" style:column-width="2.5833333333333335in"/>
    </style:style>
    <style:style style:name="co4" style:family="table-column">
      <style:table-column-properties fo:break-before="auto" style:column-width="6.104166666666667in"/>
    </style:style>
    <style:style style:name="co5" style:family="table-column">
      <style:table-column-properties fo:break-before="auto" style:column-width="2.0520833333333335in"/>
    </style:style>
    <style:style style:name="co6" style:family="table-column">
      <style:table-column-properties fo:break-before="auto" style:column-width="2.40625in"/>
    </style:style>
    <style:style style:name="co7" style:family="table-column">
      <style:table-column-properties fo:break-before="auto" style:column-width="2.6145833333333335in"/>
    </style:style>
    <style:style style:name="co8" style:family="table-column">
      <style:table-column-properties fo:break-before="auto" style:column-width="1.0520833730697632in"/>
    </style:style>
    <style:style style:name="co9" style:family="table-column">
      <style:table-column-properties fo:break-before="auto" style:column-width="3.1875in"/>
    </style:style>
    <style:style style:name="co10" style:family="table-column">
      <style:table-column-properties fo:break-before="auto" style:column-width="6.3125in"/>
    </style:style>
    <style:style style:name="co11" style:family="table-column">
      <style:table-column-properties fo:break-before="auto" style:column-width="3.5416666666666665in"/>
    </style:style>
    <style:style style:name="ro1" style:family="table-row">
      <style:table-row-properties style:row-height="0.21875in" fo:break-before="auto" style:use-optimal-row-height="false"/>
    </style:style>
    <style:style style:name="ro2" style:family="table-row">
      <style:table-row-properties style:row-height="0.5520833333333334in" fo:break-before="auto" style:use-optimal-row-height="false"/>
    </style:style>
    <style:style style:name="ro3" style:family="table-row">
      <style:table-row-properties style:row-height="0.21875in" fo:break-before="auto" style:use-optimal-row-height="true"/>
    </style:style>
    <style:style style:name="ro4" style:family="table-row">
      <style:table-row-properties style:row-height="0.21875in" fo:break-before="auto" style:use-optimal-row-height="false"/>
    </style:style>
    <style:style style:name="ro5" style:family="table-row">
      <style:table-row-properties style:row-height="0.5625in" fo:break-before="auto" style:use-optimal-row-height="false"/>
    </style:style>
    <style:style style:name="ta1" style:family="table" style:master-page-name="PageStyle_5f_ausgesuchte Datensätze">
      <style:table-properties table:display="true" style:writing-mode="lr-tb"/>
    </style:style>
    <style:style style:name="ta2" style:family="table" style:master-page-name="PageStyle_5f_Datenportale">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bottom="1.0pt solid #000000" fo:wrap-option="wrap" style:vertical-align="middle" fo:background-color="#2AABE1"/>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ce22" style:family="table-cell" style:parent-style-name="Default">
      <style:table-cell-properties fo:border-bottom="1.0pt solid #000000" fo:wrap-option="wrap" style:vertical-align="middle" fo:background-color="#2AABE1"/>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ce23" style:family="table-cell" style:parent-style-name="Default">
      <style:table-cell-properties fo:border-bottom="1.0pt solid #000000" fo:wrap-option="wrap" style:vertical-align="middle" fo:background-color="#2AABE1"/>
      <style:paragraph-properties/>
      <style:text-properties style:font-name="Arial" style:font-name-asian="Arial" fo:font-weight="normal" style:font-weight-asian="normal" style:font-weight-complex="normal" fo:font-style="normal" style:font-style-asian="normal" style:font-style-complex="normal" style:text-line-through-style="none" fo:font-size="18pt" style:font-size-asian="18pt" style:font-size-complex="18pt" fo:color="#FFFFFF" style:text-underline-style="none"/>
    </style:style>
    <style:style style:name="ce24" style:family="table-cell" style:parent-style-name="Default">
      <style:table-cell-properties fo:border-bottom="1.0pt solid #000000" fo:wrap-option="wrap" style:vertical-align="middle" fo:background-color="#2AABE1"/>
      <style:paragraph-properties/>
      <style:text-properties style:font-name="Arial" style:font-name-asian="Arial" fo:font-weight="normal" style:font-weight-asian="normal" style:font-weight-complex="normal" fo:font-style="normal" style:font-style-asian="normal" style:font-style-complex="normal" style:text-line-through-style="none" fo:font-size="17pt" style:font-size-asian="17pt" style:font-size-complex="17pt" fo:color="#FFFFFF" style:text-underline-style="none"/>
    </style:style>
    <style:style style:name="ce25" style:family="table-cell" style:parent-style-name="Default">
      <style:table-cell-properties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26" style:family="table-cell" style:parent-style-name="Default">
      <style:table-cell-properties fo:border-bottom="1.0pt solid #000000"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ce27" style:family="table-cell" style:parent-style-name="Default">
      <style:table-cell-properties fo:border-bottom="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29" style:family="table-cell" style:parent-style-name="Default">
      <style:table-cell-properties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bottom="1.0pt solid #000000"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33" style:family="table-cell" style:parent-style-name="Default">
      <style:table-cell-properties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34" style:family="table-cell" style:parent-style-name="Default">
      <style:table-cell-properties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35" style:family="table-cell" style:parent-style-name="Default">
      <style:table-cell-properties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1155CC" style:text-underline-style="solid" style:text-underline-type="single"/>
    </style:style>
    <style:style style:name="ce36"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9" style:family="table-cell" style:parent-style-name="Default">
      <style:table-cell-properties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0" style:family="table-cell" style:parent-style-name="Default">
      <style:table-cell-properties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ce41"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42" style:family="table-cell" style:parent-style-name="Default">
      <style:table-cell-properties style:vertical-align="middle"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ce43" style:family="table-cell" style:parent-style-name="Default">
      <style:table-cell-properties fo:wrap-option="wrap" style:vertical-align="middle"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ce44" style:family="table-cell" style:parent-style-name="Default">
      <style:table-cell-properties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5" style:family="table-cell" style:parent-style-name="Default">
      <style:table-cell-properties fo:border-left="0.05pt solid #000000" fo:border-right="0.05pt solid #000000" fo:border-top="0.05pt solid #000000" fo:border-bottom="0.05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ce46"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1155CC" style:text-underline-style="solid" style:text-underline-type="single"/>
    </style:style>
    <style:style style:name="ce47"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1155CC" style:text-underline-style="solid" style:text-underline-type="single"/>
    </style:style>
    <style:style style:name="ce48" style:family="table-cell" style:parent-style-name="Default">
      <style:table-cell-properties fo:border-bottom="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9"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0" style:family="table-cell" style:parent-style-name="Default">
      <style:table-cell-properties fo:wrap-option="wrap" style:vertical-align="middle"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155CC" style:text-underline-style="solid" style:text-underline-type="single"/>
    </style:style>
    <style:style style:name="ce5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52"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53"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ce54"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5" style:family="table-cell" style:parent-style-name="Default">
      <style:table-cell-properties fo:wrap-option="wrap" style:vertical-align="top"/>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ce5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58" style:family="table-cell" style:parent-style-name="Default">
      <style:table-cell-properties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59" style:family="table-cell" style:parent-style-name="Default">
      <style:table-cell-properties fo:wrap-option="wrap"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60"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6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494F50" style:text-underline-style="none"/>
    </style:style>
    <style:style style:name="ce62"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42EEE" style:text-underline-style="solid" style:text-underline-type="single"/>
    </style:style>
    <style:style style:name="ce63"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64"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65" style:family="table-cell" style:parent-style-name="Default">
      <style:table-cell-properties fo:wrap-option="wrap" style:vertical-align="middle" fo:background-color="#2AABE1"/>
      <style:paragraph-properties/>
      <style:text-properties style:font-name="Arial" style:font-name-asian="Arial" fo:font-weight="bold" style:font-weight-asian="bold" style:font-weight-complex="bold" fo:font-style="normal" style:font-style-asian="normal" style:font-style-complex="normal" style:text-line-through-style="none" fo:font-size="18pt" style:font-size-asian="18pt" style:font-size-complex="18pt" fo:color="#FFFFFF" style:text-underline-style="none"/>
    </style:style>
    <style:style style:name="ce66" style:family="table-cell" style:parent-style-name="Default">
      <style:table-cell-properties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2pt" style:font-size-asian="12pt" style:font-size-complex="12pt" fo:color="#FFFFFF"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8pt" style:font-size-asian="18pt" style:font-size-complex="18pt" fo:color="#FFFFFF"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7pt" style:font-size-asian="17pt" style:font-size-complex="17pt" fo:color="#FFFFFF"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T10" style:family="text">
      <style:text-properties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2" style:family="text">
      <style:text-propertie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11pt" style:font-size-asian="11pt" style:font-size-complex="11pt" fo:color="#1155CC" style:text-underline-style="solid" style:text-underline-type="single"/>
    </style:style>
    <style:style style:name="T14"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5"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T1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1155CC" style:text-underline-style="solid" style:text-underline-type="single"/>
    </style:style>
    <style:style style:name="T17" style:family="text">
      <style:text-properties fo:font-weight="normal" style:font-weight-asian="normal" style:font-weight-complex="normal" fo:font-style="normal" style:font-style-asian="normal" style:font-style-complex="normal" style:text-line-through-style="none" fo:font-size="11pt" style:font-size-asian="11pt" style:font-size-complex="11pt" fo:color="#1155CC" style:text-underline-style="solid" style:text-underline-type="single"/>
    </style:style>
    <style:style style:name="T18" style:family="text">
      <style:text-properties fo:font-weight="normal" style:font-weight-asian="normal" style:font-weight-complex="normal" fo:font-style="normal" style:font-style-asian="normal" style:font-style-complex="normal" style:text-line-through-style="none" fo:font-size="11pt" style:font-size-asian="11pt" style:font-size-complex="11pt" fo:color="#1155CC" style:text-underline-style="solid" style:text-underline-type="single"/>
    </style:style>
    <style:style style:name="T19"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155CC" style:text-underline-style="solid" style:text-underline-type="single"/>
    </style:style>
    <style:style style:name="T2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21" style:family="text">
      <style:text-properties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22" style:family="text">
      <style:text-properties style:font-name="Calibri" style:font-name-asian="Calibri" fo:font-weight="bold" style:font-weight-asian="bold" style:font-weight-complex="bold" fo:font-style="normal" style:font-style-asian="normal" style:font-style-complex="normal" style:text-line-through-style="none" fo:font-size="12pt" style:font-size-asian="12pt" style:font-size-complex="12pt" fo:color="#000000" style:text-underline-style="none"/>
    </style:style>
    <style:style style:name="T2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24" style:family="text">
      <style:text-properties fo:font-weight="bold" style:font-weight-asian="bold" style:font-weight-complex="bold" fo:font-style="normal" style:font-style-asian="normal" style:font-style-complex="normal" style:text-line-through-style="none" fo:font-size="14pt" style:font-size-asian="14pt" style:font-size-complex="14pt" fo:color="#494F50" style:text-underline-style="none"/>
    </style:style>
    <style:style style:name="T25" style:family="text">
      <style:text-properties fo:font-weight="normal" style:font-weight-asian="normal" style:font-weight-complex="normal" fo:font-style="normal" style:font-style-asian="normal" style:font-style-complex="normal" style:text-line-through-style="none" fo:font-size="11pt" style:font-size-asian="11pt" style:font-size-complex="11pt" fo:color="#042EEE" style:text-underline-style="solid" style:text-underline-type="single"/>
    </style:style>
    <style:style style:name="T26" style:family="text">
      <style:text-properties fo:font-weight="bold" style:font-weight-asian="bold" style:font-weight-complex="bold" fo:font-style="normal" style:font-style-asian="normal" style:font-style-complex="normal" style:text-line-through-style="none" fo:font-size="18pt" style:font-size-asian="18pt" style:font-size-complex="18pt" fo:color="#FFFFFF" style:text-underline-style="none"/>
    </style:style>
  </office:automatic-styles>
  <office:body>
    <office:spreadsheet>
      <table:table table:name="ausgesuchte Datensätze"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1" table:default-cell-style-name="ce15" table:number-columns-repeated="250"/>
        <table:table-row table:style-name="ro2">
          <table:table-cell table:style-name="ce21" office:value-type="string">
            <text:p>Thema</text:p>
          </table:table-cell>
          <table:table-cell table:style-name="ce22" office:value-type="string">
            <text:p>Datensatz</text:p>
          </table:table-cell>
          <table:table-cell table:style-name="ce23" office:value-type="string">
            <text:p>Inhalt</text:p>
          </table:table-cell>
          <table:table-cell table:style-name="ce23" office:value-type="string">
            <text:p>Quelle 1</text:p>
          </table:table-cell>
          <table:table-cell table:style-name="ce23" office:value-type="string">
            <text:p>Quelle 2</text:p>
          </table:table-cell>
          <table:table-cell table:style-name="ce24" office:value-type="string">
            <text:p>Format</text:p>
          </table:table-cell>
        </table:table-row>
        <table:table-row table:style-name="ro3" table:visibility="collapse">
          <table:table-cell table:style-name="ce25" office:value-type="string">
            <text:p>Bildung</text:p>
          </table:table-cell>
          <table:table-cell table:style-name="ce26" office:value-type="string">
            <text:p>Denkmalliste</text:p>
          </table:table-cell>
          <table:table-cell table:style-name="ce27" office:value-type="string">
            <text:p>Hamburgs Denkmäler geokodiert aufgelistet</text:p>
          </table:table-cell>
          <table:table-cell table:style-name="ce28" office:value-type="string" office:value="http://suche.transparenz.hamburg.de/dataset/denkmalliste-hamburg">
            <text:p><text:a xlink:href="http://suche.transparenz.hamburg.de/dataset/denkmalliste-hamburg">http://suche.transparenz.hamburg.de/dataset/denkmalliste-hamburg</text:a></text:p>
          </table:table-cell>
          <table:table-cell table:style-name="ce29"/>
          <table:table-cell table:style-name="ce30" office:value-type="string">
            <text:p>Als XML maschinenverarbeitbar downloadbar</text:p>
          </table:table-cell>
        </table:table-row>
        <table:table-row table:style-name="ro3" table:visibility="collapse">
          <table:table-cell table:style-name="ce25" office:value-type="string">
            <text:p>Bildung</text:p>
          </table:table-cell>
          <table:table-cell table:style-name="ce26" office:value-type="string">
            <text:p>Museen</text:p>
          </table:table-cell>
          <table:table-cell table:style-name="ce30" office:value-type="string">
            <text:p>Daten zu Museen in Rostock</text:p>
          </table:table-cell>
          <table:table-cell table:style-name="ce28" office:value-type="string" office:value="https://www.govdata.de/suchen/-/details/museen-hro ">
            <text:p><text:a xlink:href="https://www.govdata.de/suchen/-/details/museen-hro">https://www.govdata.de/suchen/-/details/museen-hro </text:a></text:p>
          </table:table-cell>
          <table:table-cell table:style-name="ce29"/>
          <table:table-cell table:style-name="ce30" office:value-type="string">
            <text:p>Daten liegen als CSV und anderen Formaten vor</text:p>
          </table:table-cell>
          <table:table-cell table:number-columns-repeated="19" table:style-name="ce31"/>
        </table:table-row>
        <table:table-row table:style-name="ro3" table:visibility="collapse">
          <table:table-cell table:style-name="ce25" office:value-type="string">
            <text:p>Bildung</text:p>
          </table:table-cell>
          <table:table-cell table:style-name="ce26" office:value-type="string">
            <text:p>Bibliotheken </text:p>
          </table:table-cell>
          <table:table-cell table:style-name="ce30" office:value-type="string">
            <text:p>Daten zu Bibliotheken in Bremem</text:p>
          </table:table-cell>
          <table:table-cell table:style-name="ce28" office:value-type="string" office:value="https://www.govdata.de/suchen/-/details/bremen236_c_4425_de">
            <text:p><text:a xlink:href="https://www.govdata.de/suchen/-/details/bremen236_c_4425_de">https://www.govdata.de/suchen/-/details/bremen236_c_4425_de</text:a></text:p>
          </table:table-cell>
          <table:table-cell table:style-name="ce29"/>
          <table:table-cell table:style-name="ce30" office:value-type="string">
            <text:p>Daten liegen als CSV vor</text:p>
          </table:table-cell>
        </table:table-row>
        <table:table-row table:style-name="ro3">
          <table:table-cell table:style-name="ce25" office:value-type="string">
            <text:p>Bildung</text:p>
          </table:table-cell>
          <table:table-cell table:style-name="ce32" office:value-type="string">
            <text:p>Hochschulwatch</text:p>
          </table:table-cell>
          <table:table-cell table:style-name="ce30" office:value-type="string">
            <text:p>Mehr als 10.000 Datensätze über Stiftungsprofessuren, Forschungskooperationen und Sponsoring</text:p>
          </table:table-cell>
          <table:table-cell table:style-name="ce28" office:value-type="string" office:value="https://github.com/netAction/hochschulwatch/tree/gh-pages/import/daten">
            <text:p><text:a xlink:href="https://github.com/netAction/hochschulwatch/tree/gh-pages/import/daten">https://github.com/netAction/hochschulwatch/tree/gh-pages/import/daten</text:a></text:p>
          </table:table-cell>
          <table:table-cell table:style-name="ce29"/>
          <table:table-cell table:style-name="ce30" office:value-type="string">
            <text:p>CSV</text:p>
          </table:table-cell>
        </table:table-row>
        <table:table-row table:style-name="ro3">
          <table:table-cell table:style-name="ce25" office:value-type="string">
            <text:p>Bildung</text:p>
          </table:table-cell>
          <table:table-cell table:style-name="ce32" office:value-type="string">
            <text:p>Schulen</text:p>
          </table:table-cell>
          <table:table-cell table:style-name="ce30" office:value-type="string">
            <text:p>Liste von Berliner Schulen</text:p>
          </table:table-cell>
          <table:table-cell table:style-name="ce28" office:value-type="string" office:value="https://raw.githubusercontent.com/ini20/berliner-schulen/master/data/Schuldaten2015.csv">
            <text:p><text:a xlink:href="https://raw.githubusercontent.com/ini20/berliner-schulen/master/data/Schuldaten2015.csv">https://raw.githubusercontent.com/ini20/berliner-schulen/master/data/Schuldaten2015.csv</text:a></text:p>
          </table:table-cell>
          <table:table-cell table:style-name="ce29"/>
          <table:table-cell table:style-name="ce30" office:value-type="string">
            <text:p>CSV</text:p>
          </table:table-cell>
        </table:table-row>
        <table:table-row table:style-name="ro3">
          <table:table-cell table:style-name="ce25" office:value-type="string">
            <text:p>Freizeit/Gesellschaft</text:p>
          </table:table-cell>
          <table:table-cell table:style-name="ce32" office:value-type="string">
            <text:p>Radwege </text:p>
          </table:table-cell>
          <table:table-cell table:style-name="ce30" office:value-type="string">
            <text:p>API zur Abfrage von Wegen für Radfahrer in Berlin und Brandenburg</text:p>
          </table:table-cell>
          <table:table-cell table:style-name="ce28" office:value-type="string" office:value="http://www.bbbike.org/api.html">
            <text:p><text:a xlink:href="http://www.bbbike.org/api.html">http://www.bbbike.org/api.html</text:a></text:p>
          </table:table-cell>
          <table:table-cell table:style-name="ce29"/>
          <table:table-cell table:style-name="ce30" office:value-type="string">
            <text:p>REST-API</text:p>
          </table:table-cell>
        </table:table-row>
        <table:table-row table:style-name="ro3">
          <table:table-cell table:style-name="ce25" office:value-type="string">
            <text:p>Freizeit/Gesellschaft</text:p>
          </table:table-cell>
          <table:table-cell table:style-name="ce32" office:value-type="string">
            <text:p>Free Press Index</text:p>
          </table:table-cell>
          <table:table-cell table:style-name="ce30" office:value-type="string">
            <text:p>Bewertung der Pressefreiheit in allen Ländern der Welt</text:p>
          </table:table-cell>
          <table:table-cell table:style-name="ce28" office:value-type="string" office:value="http://fr.rsf.org/IMG/csv/2015wpfi.csv">
            <text:p><text:a xlink:href="http://fr.rsf.org/IMG/csv/2015wpfi.csv">http://fr.rsf.org/IMG/csv/2015wpfi.csv</text:a></text:p>
          </table:table-cell>
          <table:table-cell table:style-name="ce29"/>
          <table:table-cell table:style-name="ce30" office:value-type="string">
            <text:p>CSV</text:p>
          </table:table-cell>
        </table:table-row>
        <table:table-row table:style-name="ro3">
          <table:table-cell table:style-name="ce25" office:value-type="string">
            <text:p>Freizeit/Gesellschaft</text:p>
          </table:table-cell>
          <table:table-cell table:style-name="ce32" office:value-type="string">
            <text:p>Badeseen </text:p>
          </table:table-cell>
          <table:table-cell table:style-name="ce30" office:value-type="string">
            <text:p>Die auf der Badestellenkarte für Berlin ausgewiesenen Bäder und Badestellen werden regelmäßig hinsichtlich der Badegewässerqualität vom 15. Mai bis 15. September (Badesaison) eines jeden Jahres in 14tägigen Abständen entsprechend einer von der Europäischen Union (EU) erlassenen Richtlinie über die Qualität der Badegewässer sowie der Berliner Badegewässerverordnung überwacht.</text:p>
          </table:table-cell>
          <table:table-cell table:style-name="ce28" office:value-type="string" office:value="http://daten.berlin.de/datensaetze/liste-der-badestellen-badegew%C3%A4sserqualit%C3%A4t">
            <text:p><text:a xlink:href="http://daten.berlin.de/datensaetze/liste-der-badestellen-badegewÃ¤sserqualitÃ¤t">http://daten.berlin.de/datensaetze/liste-der-badestellen-badegew%C3%A4sserqualit%C3%A4t</text:a></text:p>
          </table:table-cell>
          <table:table-cell table:style-name="ce29"/>
          <table:table-cell table:style-name="ce30" office:value-type="string">
            <text:p>Daten können über eine API abgefragt werden</text:p>
          </table:table-cell>
        </table:table-row>
        <table:table-row table:style-name="ro3">
          <table:table-cell table:style-name="ce25" office:value-type="string">
            <text:p>Freizeit/Gesellschaft</text:p>
          </table:table-cell>
          <table:table-cell table:style-name="ce33" office:value-type="string">
            <text:p>OpenStreetMap</text:p>
          </table:table-cell>
          <table:table-cell table:style-name="ce34" office:value-type="string">
            <text:p>Google Maps in offen - mit vielen, vielen Infos und Möglichkeiten.</text:p>
          </table:table-cell>
          <table:table-cell table:style-name="ce35" office:value-type="string" office:value="https://wiki.openstreetmap.org/wiki/Overpass_API">
            <text:p><text:a xlink:href="https://wiki.openstreetmap.org/wiki/Overpass_API">https://wiki.openstreetmap.org/wiki/Overpass_API</text:a></text:p>
          </table:table-cell>
          <table:table-cell/>
          <table:table-cell table:style-name="ce36"/>
          <table:table-cell table:style-name="ce37"/>
          <table:table-cell/>
          <table:table-cell table:number-columns-repeated="17" table:style-name="ce37"/>
        </table:table-row>
        <table:table-row table:style-name="ro3">
          <table:table-cell table:style-name="ce25" office:value-type="string">
            <text:p>Freizeit/Gesellschaft</text:p>
          </table:table-cell>
          <table:table-cell table:style-name="ce32" office:value-type="string">
            <text:p>Radtouren durch Berlin</text:p>
          </table:table-cell>
          <table:table-cell table:style-name="ce36" office:value-type="string">
            <text:p>GPS-Tracks für die Radrouten durch das Berliner Stadtgebiet. Berlin besitzt mittlerweile ein Netz an Radrouten und Radwegen. Die Routen sollen die Hauptziele des Radverkehrs ausgehend vom Zentrum der Stadt sicher und bequem miteinander verbinden.</text:p>
          </table:table-cell>
          <table:table-cell table:style-name="ce38" office:value-type="string" office:value="http://daten.berlin.de/datensaetze/14-radrouten-und-radverkehrsanlagen-gps-tracks-f%C3%BCr-die-radrouten-durch-berlin">
            <text:p><text:a xlink:href="http://daten.berlin.de/datensaetze/14-radrouten-und-radverkehrsanlagen-gps-tracks-fÃ¼r-die-radrouten-durch-berlin">http://daten.berlin.de/datensaetze/14-radrouten-und-radverkehrsanlagen-gps-tracks-f%C3%BCr-die-radrouten-durch-berlin</text:a></text:p>
          </table:table-cell>
          <table:table-cell/>
          <table:table-cell table:style-name="ce36" office:value-type="string">
            <text:p>GPX</text:p>
          </table:table-cell>
          <table:table-cell table:number-columns-repeated="19" table:style-name="ce37"/>
        </table:table-row>
        <table:table-row table:style-name="ro3">
          <table:table-cell table:style-name="ce25" office:value-type="string">
            <text:p>Freizeit/Gesellschaft</text:p>
          </table:table-cell>
          <table:table-cell table:style-name="ce32" office:value-type="string">
            <text:p>Spazier- und Wanderstrecken durch Berlin</text:p>
          </table:table-cell>
          <table:table-cell table:style-name="ce36" office:value-type="string">
            <text:p>Das Projekt "20 grüne Hauptwege" ist seit 2004 in Zusammenarbeit der Senatsverwaltung für Stadtentwicklung, dem FUSS e.V. und dem BUND e.V. vorangetrieben worden. In 20 verschiedenen, nach den jeweiligen Landschaftsräumen benannten, Wege-Koordinaten soll Fußgängern und Wanderern auf insgesamt ca. 600 km Wegestrecke innerhalb Berlins Orientierung gegeben werden.</text:p>
          </table:table-cell>
          <table:table-cell table:style-name="ce38" office:value-type="string" office:value="http://daten.berlin.de/datensaetze/20-gr%C3%BCne-hauptwege-koordinaten-f%C3%BCr-spazier-und-wanderstrecken-mit-einer-gesamtl%C3%A4nge-von">
            <text:p><text:a xlink:href="http://daten.berlin.de/datensaetze/20-grÃ¼ne-hauptwege-koordinaten-fÃ¼r-spazier-und-wanderstrecken-mit-einer-gesamtlÃ¤nge-von">http://daten.berlin.de/datensaetze/20-gr%C3%BCne-hauptwege-koordinaten-f%C3%BCr-spazier-und-wanderstrecken-mit-einer-gesamtl%C3%A4nge-von</text:a></text:p>
          </table:table-cell>
          <table:table-cell/>
          <table:table-cell table:style-name="ce36" office:value-type="string">
            <text:p>KMZ</text:p>
          </table:table-cell>
        </table:table-row>
        <table:table-row table:style-name="ro3" table:visibility="collapse">
          <table:table-cell table:style-name="ce25" office:value-type="string">
            <text:p>Geodaten</text:p>
          </table:table-cell>
          <table:table-cell table:style-name="ce26" office:value-type="string">
            <text:p>Kartendaten</text:p>
          </table:table-cell>
          <table:table-cell table:style-name="ce36" office:value-type="string">
            <text:p>Kartendaten zur ganzen Welt</text:p>
          </table:table-cell>
          <table:table-cell table:style-name="ce38" office:value-type="string" office:value="http://www.openstreetmap.de/ ">
            <text:p><text:a xlink:href="http://www.openstreetmap.de/">http://www.openstreetmap.de/ </text:a></text:p>
          </table:table-cell>
          <table:table-cell/>
          <table:table-cell table:style-name="ce36" office:value-type="string">
            <text:p>Daten können als XML geladen werden oder mittels Plugin eingebunden werden.</text:p>
          </table:table-cell>
        </table:table-row>
        <table:table-row table:style-name="ro3" table:visibility="collapse">
          <table:table-cell table:style-name="ce39" office:value-type="string">
            <text:p>Gesellschaft</text:p>
          </table:table-cell>
          <table:table-cell table:style-name="ce40" office:value-type="string">
            <text:p>Datensatz über Wirtschaftshilfe weltweit</text:p>
          </table:table-cell>
          <table:table-cell table:style-name="ce41" office:value-type="string">
            <text:p>AidData's Research Release 2.1 ist ein Auszug aus der kompletten AidData's Projekt Datenbank von Februar 2012. Die Datenbank beinhaltet über 1 Mio. Entwicklungshilfeaktivitäten von mehr als 80 Geberländern von 1940 bis 2012.</text:p>
          </table:table-cell>
          <table:table-cell table:style-name="ce42" office:value-type="string" office:value="http://aiddata.org/aiddata-research-releases">
            <text:p><text:a xlink:href="http://aiddata.org/aiddata-research-releases">http://aiddata.org/aiddata-research-releases</text:a></text:p>
          </table:table-cell>
          <table:table-cell table:style-name="ce43" office:value-type="string" office:value="http://www.oecd.org/dac/stats/documentupload/2012%20CRS%20purpose%20codes%20EN.doc">
            <text:p><text:a xlink:href="http://www.oecd.org/dac/stats/documentupload/2012 CRS purpose codes EN.doc">http://www.oecd.org/dac/stats/documentupload/2012%20CRS%20purpose%20codes%20EN.doc</text:a></text:p>
          </table:table-cell>
          <table:table-cell table:style-name="ce41" office:value-type="string">
            <text:p>.csv, .txt, .stata, SQL insert and create, copy of PostgreSql

Über 100 Spalten. Die meißten für spezielle Projekte. Interessant sind die Spalten “Donor Name”, “Recipient Name”, “Year”, “Commitment Amount”, “Nominal/Current”, “Title, Short Description, Long Description”, “Purpose”. Das Feld Purpose ist Kodiert und kann mit dem verlinken .doc Dokument aufgeschlüsselt werden.</text:p>
          </table:table-cell>
        </table:table-row>
        <table:table-row table:style-name="ro3" table:visibility="collapse">
          <table:table-cell table:style-name="ce44" office:value-type="string">
            <text:p>Gesellschaft</text:p>
          </table:table-cell>
          <table:table-cell table:style-name="ce45" office:value-type="string">
            <text:p>ILO Daten</text:p>
          </table:table-cell>
          <table:table-cell table:style-name="ce41" office:value-type="string">
            <text:p>Viele, viele Daten über Arbeitslosenquote, Bildung- und Arbeitslosenquote von Jugendlichen, Arbeitszeiten in verschiedenen Beschäftigungen, Arbeitszeiten von Beschäftigungen unter dem Existenzminimums etc. Weltweit!</text:p>
          </table:table-cell>
          <table:table-cell table:style-name="ce46" office:value-type="string" office:value="http://www.ilo.org/ilostat/faces/home/statisticaldata/bulk-download?_adf.ctrl-state=qveqz6g2o_98&amp;clean=true&amp;_afrLoop=500032747542757">
            <text:p><text:a xlink:href="http://www.ilo.org/ilostat/faces/home/statisticaldata/bulk-download?_adf.ctrl-state=qveqz6g2o_98&amp;clean=true&amp;_afrLoop=500032747542757">http://www.ilo.org/ilostat/faces/home/statisticaldata/bulk-download?_adf.ctrl-state=qveqz6g2o_98&amp;clean=true&amp;_afrLoop=500032747542757</text:a></text:p>
          </table:table-cell>
          <table:table-cell table:style-name="ce47"/>
          <table:table-cell table:style-name="ce41" office:value-type="string">
            <text:p>.csv

Leider ist es sehr unpraktisch sich die richtige Tabelle 
zusammenzustellen. Tabellen zudem sehr unübersichtlich aber nach kurzem 
Formatieren durchaus brauchbar.</text:p>
          </table:table-cell>
        </table:table-row>
        <table:table-row table:style-name="ro3" table:visibility="collapse">
          <table:table-cell table:style-name="ce48" office:value-type="string">
            <text:p>Gesellschaft</text:p>
          </table:table-cell>
          <table:table-cell table:style-name="ce40" office:value-type="string">
            <text:p>EUROSTAT</text:p>
          </table:table-cell>
          <table:table-cell table:style-name="ce49" office:value-type="string">
            <text:p>Der Auftrag von Eurostat ist führender Anbieter von qualitativ hochwertigen Statistiken über Europa zu sein. Eurostat ist das statistische Amt der Europäischen Union mit Sitz in Luxemburg. Es hat den Auftrag, die Union mit europäischen Statistiken zu versorgen, die Vergleiche zwischen Ländern und Regionen ermöglichen.
- Landwirtschaft, Handel, Umwelt, Verkehr, Energie...</text:p>
          </table:table-cell>
          <table:table-cell table:style-name="ce50" office:value-type="string" office:value="https://www.regionalstatistik.de/genesis/online/data;jsessionid=13C808FDD34347BCD2DB3B4ABD70014B?operation=statistikenVerzeichnis">
            <text:p><text:a xlink:href="https://www.regionalstatistik.de/genesis/online/data;jsessionid=13C808FDD34347BCD2DB3B4ABD70014B?operation=statistikenVerzeichnis">https://www.regionalstatistik.de/genesis/online/data;jsessionid=13C808FDD34347BCD2DB3B4ABD70014B?operation=statistikenVerzeichnis</text:a></text:p>
          </table:table-cell>
          <table:table-cell/>
          <table:table-cell table:style-name="ce41" office:value-type="string">
            <text:p>Tab-Space Dateien
Einfach zugänglich und gut gegliedert.</text:p>
          </table:table-cell>
        </table:table-row>
        <table:table-row table:style-name="ro3" table:visibility="collapse">
          <table:table-cell table:style-name="ce48" office:value-type="string">
            <text:p>Gesellschaft</text:p>
          </table:table-cell>
          <table:table-cell table:style-name="ce40" office:value-type="string">
            <text:p>Meldepflichtige Krankheiten nach Bundesland</text:p>
          </table:table-cell>
          <table:table-cell table:style-name="ce49" office:value-type="string">
            <text:p>Es finden sich Daten zu meldepflichtigen Krankheiten in Deutschland aufgeteilt nach Bundesland. Die Daten reichen von 2013 zurück bis 2002 und scheinen jedes Jahr die gleiche Struktur aufzuweisen. Interessante Fälle könnten sich hier um beispielsweise HIV, Creutzfeld-Jakob oder Denguefieber entwickeln. Wer wusste zudem, dass Bayern das einzige Bundesland ist, in dem es 2012 und 2013 Fälle von Lepra gab?</text:p>
          </table:table-cell>
          <table:table-cell table:style-name="ce50" office:value-type="string" office:value="https://offenedaten.de/dataset/infektionsepidemiologisches-jahrbuch-meldepflichtiger-krankheiten-fur-2002-2013">
            <text:p><text:a xlink:href="https://offenedaten.de/dataset/infektionsepidemiologisches-jahrbuch-meldepflichtiger-krankheiten-fur-2002-2013">https://offenedaten.de/dataset/infektionsepidemiologisches-jahrbuch-meldepflichtiger-krankheiten-fur-2002-2013</text:a></text:p>
          </table:table-cell>
          <table:table-cell table:style-name="ce50" office:value-type="string" office:value="http://edoc.rki.de/browsing/series/index.php?l[2]=Fortlaufende+Ver%26ouml%3Bffentlichungen&amp;l[3]=Infektionsepidemiologische+Jahrb%C3%BCcher&amp;c[3][page_label_old]=Infektionsepidemiologische+Jahrb%C3%BCcher+-&amp;c[3][series_id]=1190&amp;_=63a7d43a60e8c22e4e61f9705cca5191">
            <text:p><text:a xlink:href="http://edoc.rki.de/browsing/series/index.php?l[2]=Fortlaufende+Ver&amp;ouml;ffentlichungen&amp;l[3]=Infektionsepidemiologische+JahrbÃ¼cher&amp;c[3][page_label_old]=Infektionsepidemiologische+JahrbÃ¼cher+-&amp;c[3][series_id]=1190&amp;_=63a7d43a60e8c22e4e61f9705cca5191">http://edoc.rki.de/browsing/series/index.php?l[2]=Fortlaufende+Ver%26ouml%3Bffentlichungen&amp;l[3]=Infektionsepidemiologische+Jahrb%C3%BCcher&amp;c[3][page_label_old]=Infektionsepidemiologische+Jahrb%C3%BCcher+-&amp;c[3][series_id]=1190&amp;_=63a7d43a60e8c22e4e61f9705cca5191</text:a></text:p>
          </table:table-cell>
          <table:table-cell table:style-name="ce41" office:value-type="string">
            <text:p>Daten von 2002-2013 sind gescraped und liegen jetzt als PDF und .xls hier.</text:p>
          </table:table-cell>
        </table:table-row>
        <table:table-row table:style-name="ro3" table:visibility="collapse">
          <table:table-cell table:style-name="ce48" office:value-type="string">
            <text:p>Gesellschaft</text:p>
          </table:table-cell>
          <table:table-cell table:style-name="ce40" office:value-type="string">
            <text:p>Asyl, Migration und Integration</text:p>
          </table:table-cell>
          <table:table-cell table:style-name="ce49" office:value-type="string">
            <text:p>Es handelt sich um Daten und den 2013er Bericht des Bundesamt für Migration und Flüchtlinge. Der Bericht enthält unter anderem Daten zu Asylanträgen (seit 1953), ethnischer Herkunft und Religionszugehörigkeit der Asylbewerber, Asylbewerber im internationalen Vergleich, diverse Zu- und Abwanderungsdaten, allgemeine Daten zur ausländischen Bevölkerung sowie Daten zu Integrationskursen.</text:p>
          </table:table-cell>
          <table:table-cell table:style-name="ce50" office:value-type="string" office:value="https://offenedaten.de/dataset/das-bundesamt-in-zahlen-asyl-migration-und-integration">
            <text:p><text:a xlink:href="https://offenedaten.de/dataset/das-bundesamt-in-zahlen-asyl-migration-und-integration">https://offenedaten.de/dataset/das-bundesamt-in-zahlen-asyl-migration-und-integration</text:a></text:p>
          </table:table-cell>
          <table:table-cell table:style-name="ce51" office:value-type="string" office:value="http://www.bamf.de/SharedDocs/Anlagen/DE/Publikationen/Broschueren/bundesamt-in-zahlen-2013.pdf?__blob=publicationFile">
            <text:p><text:a xlink:href="http://www.bamf.de/SharedDocs/Anlagen/DE/Publikationen/Broschueren/bundesamt-in-zahlen-2013.pdf?__blob=publicationFile">http://www.bamf.de/SharedDocs/Anlagen/DE/Publikationen/Broschueren/bundesamt-in-zahlen-2013.pdf?__blob=publicationFile</text:a></text:p>
          </table:table-cell>
          <table:table-cell table:style-name="ce41" office:value-type="string">
            <text:p>Die Daten sind in einem 136-seitigen PDF gefangen. Das PDF ist Fließtext mit eingeflochtenen Tabellen. Aus diesem haben wir 35 Seiten die Tabellen enthalten ausgelöst und gescraped. Die Daten müssten noch etwas gesäubert werden, liegen aber schonmal hier.</text:p>
          </table:table-cell>
        </table:table-row>
        <table:table-row table:style-name="ro3" table:visibility="collapse">
          <table:table-cell table:style-name="ce52" office:value-type="string">
            <text:p>Gesellschaft</text:p>
          </table:table-cell>
          <table:table-cell table:style-name="ce53" office:value-type="string">
            <text:p>Denkmalliste </text:p>
          </table:table-cell>
          <table:table-cell table:style-name="ce36" office:value-type="string">
            <text:p>Die Denkmalliste des Landes Berlin enthält mehr als 12.000 Objekte. Sie ist gruppiert nach Stadtbezirken und Denkmalbereichen.</text:p>
          </table:table-cell>
          <table:table-cell table:style-name="ce38" office:value-type="string" office:value="http://daten.berlin.de/datensaetze/denkmalliste-des-landes-berlin">
            <text:p><text:a xlink:href="http://daten.berlin.de/datensaetze/denkmalliste-des-landes-berlin">http://daten.berlin.de/datensaetze/denkmalliste-des-landes-berlin</text:a></text:p>
          </table:table-cell>
          <table:table-cell/>
          <table:table-cell table:style-name="ce36" office:value-type="string">
            <text:p>Daten liegen als Textdatei und PDF vor</text:p>
          </table:table-cell>
        </table:table-row>
        <table:table-row table:style-name="ro3" table:visibility="collapse">
          <table:table-cell table:style-name="ce52" office:value-type="string">
            <text:p>Gesellschaft</text:p>
          </table:table-cell>
          <table:table-cell table:style-name="ce53" office:value-type="string">
            <text:p>Better Life Index (OECD)</text:p>
          </table:table-cell>
          <table:table-cell table:style-name="ce36" office:value-type="string">
            <text:p>Mit dem Better Life Index lässt sich das gesellschaftliche Wohlergehen in den verschiedenen Ländern anhand von elf Themenfeldern vergleichen, die von der OECD sowohl in Bezug auf die materiellen Lebensbedingungen als auch für die Lebensqualität insgesamt als äußerst wichtig identifiziert wurden.</text:p>
          </table:table-cell>
          <table:table-cell table:style-name="ce38" office:value-type="string" office:value="http://www.oecdbetterlifeindex.org/">
            <text:p><text:a xlink:href="http://www.oecdbetterlifeindex.org/">http://www.oecdbetterlifeindex.org/</text:a></text:p>
          </table:table-cell>
          <table:table-cell/>
          <table:table-cell table:style-name="ce36" office:value-type="string">
            <text:p>Daten können in verschiedenen Formaten exportiert werden</text:p>
          </table:table-cell>
        </table:table-row>
        <table:table-row table:style-name="ro3">
          <table:table-cell table:style-name="ce54" office:value-type="string">
            <text:p>Freizeit/Gesellschaft</text:p>
          </table:table-cell>
          <table:table-cell table:style-name="ce55" office:value-type="string">
            <text:p>Spendengerichte</text:p>
          </table:table-cell>
          <table:table-cell table:style-name="ce56"/>
          <table:table-cell table:style-name="ce38" office:value-type="string" office:value="https://correctiv.org/recherchen/spendengerichte/">
            <text:p><text:a xlink:href="https://correctiv.org/recherchen/spendengerichte/">https://correctiv.org/recherchen/spendengerichte/</text:a></text:p>
          </table:table-cell>
          <table:table-cell/>
          <table:table-cell table:style-name="ce36" office:value-type="string">
            <text:p>SQL</text:p>
          </table:table-cell>
        </table:table-row>
        <table:table-row table:style-name="ro3">
          <table:table-cell table:style-name="ce54" office:value-type="string">
            <text:p>Umwelt</text:p>
          </table:table-cell>
          <table:table-cell table:style-name="ce55" office:value-type="string">
            <text:p>Luftbelastung</text:p>
          </table:table-cell>
          <table:table-cell table:style-name="ce56" office:value-type="string">
            <text:p>Luftbelastung im Raum Berlin</text:p>
          </table:table-cell>
          <table:table-cell table:style-name="ce38" office:value-type="string" office:value="http://www.umweltbundesamt.de/daten/luftbelastung/aktuelle-luftdaten">
            <text:p><text:a xlink:href="http://www.umweltbundesamt.de/daten/luftbelastung/aktuelle-luftdaten">http://www.umweltbundesamt.de/daten/luftbelastung/aktuelle-luftdaten</text:a></text:p>
          </table:table-cell>
          <table:table-cell/>
          <table:table-cell table:style-name="ce36"/>
        </table:table-row>
        <table:table-row table:style-name="ro3">
          <table:table-cell table:style-name="ce52" office:value-type="string">
            <text:p>Umwelt</text:p>
          </table:table-cell>
          <table:table-cell table:style-name="ce57" office:value-type="string">
            <text:p>Pegelstände</text:p>
          </table:table-cell>
          <table:table-cell table:style-name="ce36" office:value-type="string">
            <text:p>Pegelstände an Binnen- und Küstengewässern</text:p>
          </table:table-cell>
          <table:table-cell table:style-name="ce38" office:value-type="string" office:value="www.pegelonline.wsv.de">
            <text:p><text:a xlink:href="http://www.pegelonline.wsv.de">www.pegelonline.wsv.de</text:a></text:p>
          </table:table-cell>
          <table:table-cell/>
          <table:table-cell table:style-name="ce36" office:value-type="string">
            <text:p>Daten können über eine REST oder XML Webservice bezogen werden</text:p>
          </table:table-cell>
        </table:table-row>
        <table:table-row table:style-name="ro3">
          <table:table-cell table:style-name="ce52" office:value-type="string">
            <text:p>Umwelt</text:p>
          </table:table-cell>
          <table:table-cell table:style-name="ce57" office:value-type="string">
            <text:p>Tier-/Wetterdaten</text:p>
          </table:table-cell>
          <table:table-cell table:style-name="ce36" office:value-type="string">
            <text:p>Expeditionsdaten die von Wissenchaftlern und Entdeckern auf dem Okavango gesammelt wurden.</text:p>
          </table:table-cell>
          <table:table-cell table:style-name="ce38" office:value-type="string" office:value="http://www.intotheokavango.org/">
            <text:p><text:a xlink:href="http://www.intotheokavango.org/">http://www.intotheokavango.org/</text:a></text:p>
          </table:table-cell>
          <table:table-cell/>
          <table:table-cell table:style-name="ce36" office:value-type="string">
            <text:p>Daten können über einen Webservice im JSON und XML abgerufen werden.</text:p>
          </table:table-cell>
        </table:table-row>
        <table:table-row table:style-name="ro3">
          <table:table-cell table:style-name="ce52" office:value-type="string">
            <text:p>Umwelt</text:p>
          </table:table-cell>
          <table:table-cell table:style-name="ce57" office:value-type="string">
            <text:p>Rote Liste Pflanzen und Tiere 2005</text:p>
          </table:table-cell>
          <table:table-cell table:style-name="ce36" office:value-type="string">
            <text:p>Artenlisten: Rote Listen der gefährdeten Pflanzen, Tiere und Pilze in Berlin</text:p>
          </table:table-cell>
          <table:table-cell table:style-name="ce38" office:value-type="string" office:value="http://www.stadtentwicklung.berlin.de/natur_gruen/naturschutz/artenschutz/de/rote_listen/artenregister_datenbank.shtml">
            <text:p><text:a xlink:href="http://www.stadtentwicklung.berlin.de/natur_gruen/naturschutz/artenschutz/de/rote_listen/artenregister_datenbank.shtml">http://www.stadtentwicklung.berlin.de/natur_gruen/naturschutz/artenschutz/de/rote_listen/artenregister_datenbank.shtml</text:a></text:p>
          </table:table-cell>
          <table:table-cell/>
          <table:table-cell table:style-name="ce36" office:value-type="string">
            <text:p>Daten liegen in einer Datenban und können als Exeldatei exportiert werden</text:p>
          </table:table-cell>
        </table:table-row>
        <table:table-row table:style-name="ro3">
          <table:table-cell table:style-name="ce44" office:value-type="string">
            <text:p>Umwelt</text:p>
          </table:table-cell>
          <table:table-cell table:style-name="ce58" office:value-type="string">
            <text:p>Grünanlagen</text:p>
          </table:table-cell>
          <table:table-cell table:style-name="ce49" office:value-type="string">
            <text:p>Grünanlagen in Berlin</text:p>
          </table:table-cell>
          <table:table-cell table:style-name="ce50" office:value-type="string" office:value="http://fbinter.stadt-berlin.de/fb/index.jsp?loginkey=alphaDataStart&amp;alphaDataId=s_gruenanlagenbestand@senstadt">
            <text:p><text:a xlink:href="http://fbinter.stadt-berlin.de/fb/index.jsp?loginkey=alphaDataStart&amp;alphaDataId=s_gruenanlagenbestand@senstadt">http://fbinter.stadt-berlin.de/fb/index.jsp?loginkey=alphaDataStart&amp;alphaDataId=s_gruenanlagenbestand@senstadt</text:a></text:p>
          </table:table-cell>
          <table:table-cell table:style-name="ce31"/>
          <table:table-cell table:style-name="ce41" office:value-type="string">
            <text:p>HTML Seite</text:p>
          </table:table-cell>
        </table:table-row>
        <table:table-row table:style-name="ro3">
          <table:table-cell table:style-name="ce44" office:value-type="string">
            <text:p>Zukunftsstadt / 
Zukunftsdorf</text:p>
          </table:table-cell>
          <table:table-cell table:style-name="ce58" office:value-type="string">
            <text:p>Verkehrs- und Unfallstatistiken des ADAC</text:p>
          </table:table-cell>
          <table:table-cell table:style-name="ce49" office:value-type="string">
            <text:p>Relativ viele verschiedene Statistiken des ADAC zu Veränderung des Fahrverhaltens, Unfalltypen, -häufigkeiten, -orten etc. Die Statistiken sind nicht sonderlich komplex dafür liegen sie immer als Zeitreihe vor, manchmal bis in die 70er.</text:p>
          </table:table-cell>
          <table:table-cell table:style-name="ce50" office:value-type="string" office:value="https://offenedaten.de/dataset/verkehrs-und-unfallstatistiken-des-adac">
            <text:p><text:a xlink:href="https://offenedaten.de/dataset/verkehrs-und-unfallstatistiken-des-adac">https://offenedaten.de/dataset/verkehrs-und-unfallstatistiken-des-adac</text:a></text:p>
          </table:table-cell>
          <table:table-cell table:style-name="ce51" office:value-type="string" office:value="http://www.adac.de/infotestrat/ratgeber-verkehr/statistiken/default.aspx">
            <text:p><text:a xlink:href="http://www.adac.de/infotestrat/ratgeber-verkehr/statistiken/default.aspx">http://www.adac.de/infotestrat/ratgeber-verkehr/statistiken/default.aspx</text:a></text:p>
          </table:table-cell>
          <table:table-cell table:style-name="ce41" office:value-type="string">
            <text:p>Daten wurden aus PDFs gescraped und liegen nun hier als .xls</text:p>
          </table:table-cell>
        </table:table-row>
        <table:table-row table:style-name="ro3">
          <table:table-cell table:style-name="ce44" office:value-type="string">
            <text:p>Zukunftsstadt / 
Zukunftsdorf</text:p>
          </table:table-cell>
          <table:table-cell table:style-name="ce59" office:value-type="string">
            <text:p>Energie</text:p>
          </table:table-cell>
          <table:table-cell table:style-name="ce56" office:value-type="string">
            <text:p>Last und Erzeugung in Berlin</text:p>
          </table:table-cell>
          <table:table-cell table:style-name="ce60" office:value-type="string" office:value="http://www.stromnetz-berlin.de/de/file/Erl_uterungen-Livedaten-Zugriff-Stromnetz-Berlin-SMeter_Engine_93664683.pdf">
            <text:p><text:a xlink:href="http://www.stromnetz-berlin.de/de/file/Erl_uterungen-Livedaten-Zugriff-Stromnetz-Berlin-SMeter_Engine_93664683.pdf">http://www.stromnetz-berlin.de/de/file/Erl_uterungen-Livedaten-Zugriff-Stromnetz-Berlin-SMeter_Engine_93664683.pdf</text:a></text:p>
          </table:table-cell>
          <table:table-cell table:style-name="ce60" office:value-type="string" office:value="http://www.netzdaten-berlin.de/web/guest/suchen/-/details/web-service-last-und-erzeugung-berlin">
            <text:p><text:a xlink:href="http://www.netzdaten-berlin.de/web/guest/suchen/-/details/web-service-last-und-erzeugung-berlin">http://www.netzdaten-berlin.de/web/guest/suchen/-/details/web-service-last-und-erzeugung-berlin</text:a></text:p>
          </table:table-cell>
          <table:table-cell table:style-name="ce56" office:value-type="string">
            <text:p>Web Service</text:p>
          </table:table-cell>
          <table:table-cell table:style-name="ce36" office:value-type="string">
            <text:p>Anmerkung: Beim Klick auf den XML link (Quelle 2) wird direkt der Webservice angetriggert, der so nicht verfügbar ist</text:p>
          </table:table-cell>
        </table:table-row>
        <table:table-row table:style-name="ro3">
          <table:table-cell table:style-name="ce52" office:value-type="string">
            <text:p>Zukunftsstadt / 
Zukunftsdorf</text:p>
          </table:table-cell>
          <table:table-cell table:style-name="ce57" office:value-type="string">
            <text:p>3D Stadtmodell</text:p>
          </table:table-cell>
          <table:table-cell table:style-name="ce36" office:value-type="string">
            <text:p>3D Modell von Berlin</text:p>
          </table:table-cell>
          <table:table-cell table:style-name="ce36" office:value-type="string">
            <text:p>http://daten.berlin.de/datensaetze/lod2-gebäudedaten-berlin</text:p>
          </table:table-cell>
          <table:table-cell/>
          <table:table-cell table:style-name="ce36" office:value-type="string">
            <text:p>City GML</text:p>
          </table:table-cell>
        </table:table-row>
        <table:table-row table:style-name="ro3" table:visibility="collapse">
          <table:table-cell table:style-name="ce52" office:value-type="string">
            <text:p>Gaming / VR</text:p>
          </table:table-cell>
          <table:table-cell table:style-name="ce61" office:value-type="string">
            <text:p>Steam-Sales</text:p>
          </table:table-cell>
          <table:table-cell table:style-name="ce36" office:value-type="string">
            <text:p>Verschieden Daten zu Spielen die bei Steam angeboten werden. </text:p>
          </table:table-cell>
          <table:table-cell table:style-name="ce62" office:value-type="string" office:value="http://steamspy.com/">
            <text:p><text:a xlink:href="http://steamspy.com/">http://steamspy.com/</text:a></text:p>
          </table:table-cell>
          <table:table-cell/>
          <table:table-cell table:style-name="ce36" office:value-type="string">
            <text:p>Daten liegen leider als Webseite vor. Man müsste die Webseite parsen, um verarbeitbare Daten zu bekommen.</text:p>
          </table:table-cell>
        </table:table-row>
        <table:table-row table:style-name="ro3" table:visibility="collapse">
          <table:table-cell table:style-name="ce52" office:value-type="string">
            <text:p>Gaming / VR</text:p>
          </table:table-cell>
          <table:table-cell table:style-name="ce61" office:value-type="string">
            <text:p>Steam-Datenbank</text:p>
          </table:table-cell>
          <table:table-cell table:style-name="ce36" office:value-type="string">
            <text:p>Verschieden Daten zu Spielen die bei Steam angeboten werden. </text:p>
          </table:table-cell>
          <table:table-cell table:style-name="ce62" office:value-type="string" office:value="https://steamdb.info/">
            <text:p><text:a xlink:href="https://steamdb.info/">https://steamdb.info/</text:a></text:p>
          </table:table-cell>
          <table:table-cell/>
          <table:table-cell table:style-name="ce36" office:value-type="string">
            <text:p>Daten liegen leider als Webseite vor. Man müsste die Webseite parsen, um verarbeitbare Daten zu bekommen.</text:p>
          </table:table-cell>
        </table:table-row>
        <table:table-row table:style-name="ro3" table:visibility="collapse">
          <table:table-cell table:style-name="ce52" office:value-type="string">
            <text:p>Gaming / VR</text:p>
          </table:table-cell>
          <table:table-cell table:style-name="ce61" office:value-type="string">
            <text:p>Eve-Online Item-Database</text:p>
          </table:table-cell>
          <table:table-cell table:style-name="ce36" office:value-type="string">
            <text:p>Verschiedene Daten zu dem Spiel Eve Online.</text:p>
          </table:table-cell>
          <table:table-cell table:style-name="ce62" office:value-type="string" office:value="https://wiki.eveonline.com/en/wiki/Item_Database">
            <text:p><text:a xlink:href="https://wiki.eveonline.com/en/wiki/Item_Database">https://wiki.eveonline.com/en/wiki/Item_Database</text:a></text:p>
          </table:table-cell>
          <table:table-cell/>
          <table:table-cell table:style-name="ce36" office:value-type="string">
            <text:p>Daten liegen leider als Webseite vor. Man müsste die Webseite parsen, um verarbeitbare Daten zu bekommen.</text:p>
          </table:table-cell>
        </table:table-row>
        <table:table-row table:style-name="ro3" table:visibility="collapse">
          <table:table-cell table:style-name="ce52" office:value-type="string">
            <text:p>Gaming / VR</text:p>
          </table:table-cell>
          <table:table-cell table:style-name="ce61" office:value-type="string">
            <text:p>Eve-Online Static Data</text:p>
          </table:table-cell>
          <table:table-cell table:style-name="ce36" office:value-type="string">
            <text:p>Verschiedene Daten zu dem Spiel Eve Online.</text:p>
          </table:table-cell>
          <table:table-cell table:style-name="ce62" office:value-type="string" office:value="https://developers.eveonline.com/resource/static-data-export">
            <text:p><text:a xlink:href="https://developers.eveonline.com/resource/static-data-export">https://developers.eveonline.com/resource/static-data-export</text:a></text:p>
          </table:table-cell>
          <table:table-cell/>
          <table:table-cell table:style-name="ce36" office:value-type="string">
            <text:p>Daten liegen als Datenbank export vor.</text:p>
          </table:table-cell>
        </table:table-row>
        <table:table-row table:style-name="ro3" table:visibility="collapse">
          <table:table-cell table:style-name="ce52" office:value-type="string">
            <text:p>Gaming / VR</text:p>
          </table:table-cell>
          <table:table-cell table:style-name="ce53" office:value-type="string">
            <text:p>Eve-Online Central Market Database</text:p>
          </table:table-cell>
          <table:table-cell table:style-name="ce36" office:value-type="string">
            <text:p>Verschiedene Daten zu dem Spiel Eve Online.</text:p>
          </table:table-cell>
          <table:table-cell table:style-name="ce62" office:value-type="string" office:value="https://eve-central.com/">
            <text:p><text:a xlink:href="https://eve-central.com/">https://eve-central.com/</text:a></text:p>
          </table:table-cell>
          <table:table-cell/>
          <table:table-cell table:style-name="ce36" office:value-type="string">
            <text:p>Daten können über eine API abgerufen werden.</text:p>
          </table:table-cell>
        </table:table-row>
        <table:table-row table:style-name="ro3" table:visibility="collapse">
          <table:table-cell table:style-name="ce52" office:value-type="string">
            <text:p>Gaming / VR</text:p>
          </table:table-cell>
          <table:table-cell table:style-name="ce53" office:value-type="string">
            <text:p>BIU-Fakten (Datenbank müsste man wohl anfragen)</text:p>
          </table:table-cell>
          <table:table-cell table:style-name="ce36"/>
          <table:table-cell table:style-name="ce62" office:value-type="string" office:value="http://www.biu-online.de/de/fakten/marktzahlen-1-halbjahr-2015/kauf-umsatz-digitale-spiele.html">
            <text:p><text:a xlink:href="http://www.biu-online.de/de/fakten/marktzahlen-1-halbjahr-2015/kauf-umsatz-digitale-spiele.html">http://www.biu-online.de/de/fakten/marktzahlen-1-halbjahr-2015/kauf-umsatz-digitale-spiele.html</text:a></text:p>
          </table:table-cell>
          <table:table-cell/>
          <table:table-cell table:style-name="ce36"/>
        </table:table-row>
        <table:table-row table:style-name="ro3" table:visibility="collapse">
          <table:table-cell table:style-name="ce52" office:value-type="string">
            <text:p>Gaming / VR</text:p>
          </table:table-cell>
          <table:table-cell table:style-name="ce53" office:value-type="string">
            <text:p>Games-Datenbank</text:p>
          </table:table-cell>
          <table:table-cell table:style-name="ce36" office:value-type="string">
            <text:p>Die Webseite biete die Möglichkeit Daten zu verschiedenen Spielen zu bekommen.</text:p>
          </table:table-cell>
          <table:table-cell table:style-name="ce62" office:value-type="string" office:value="http://ogdb.eu/index.php">
            <text:p><text:a xlink:href="http://ogdb.eu/index.php">http://ogdb.eu/index.php</text:a></text:p>
          </table:table-cell>
          <table:table-cell/>
          <table:table-cell table:style-name="ce36" office:value-type="string">
            <text:p>Daten liegen leider als Webseite vor. Man müsste die Webseite parsen, um verarbeitbare Daten zu bekommen.</text:p>
          </table:table-cell>
        </table:table-row>
        <table:table-row table:style-name="ro3" table:visibility="collapse">
          <table:table-cell table:style-name="ce52" office:value-type="string">
            <text:p>Gaming / VR</text:p>
          </table:table-cell>
          <table:table-cell table:style-name="ce61" office:value-type="string">
            <text:p>Analoge Spiele</text:p>
          </table:table-cell>
          <table:table-cell table:style-name="ce36" office:value-type="string">
            <text:p>Die Seite bietet die Möglichkeit nach analogen Spielen zu suchen. </text:p>
          </table:table-cell>
          <table:table-cell table:style-name="ce62" office:value-type="string" office:value="http://www.spieledatenbank.de/">
            <text:p><text:a xlink:href="http://www.spieledatenbank.de/">http://www.spieledatenbank.de/</text:a></text:p>
          </table:table-cell>
          <table:table-cell/>
          <table:table-cell table:style-name="ce36" office:value-type="string">
            <text:p>Daten liegen leider als Webseite vor. Man müsste die Webseite parsen, um verarbeitbare Daten zu bekommen.</text:p>
          </table:table-cell>
        </table:table-row>
        <table:table-row table:style-name="ro3" table:visibility="collapse">
          <table:table-cell table:style-name="ce52" office:value-type="string">
            <text:p>Gaming / VR</text:p>
          </table:table-cell>
          <table:table-cell table:style-name="ce53" office:value-type="string">
            <text:p>Schach-Datenbank</text:p>
          </table:table-cell>
          <table:table-cell table:style-name="ce36" office:value-type="string">
            <text:p>Die Seite enthält vergangene Schach Spiele.</text:p>
          </table:table-cell>
          <table:table-cell table:style-name="ce62" office:value-type="string" office:value="http://database.chessbase.com">
            <text:p><text:a xlink:href="http://database.chessbase.com">http://database.chessbase.com</text:a></text:p>
          </table:table-cell>
          <table:table-cell/>
          <table:table-cell table:style-name="ce36" office:value-type="string">
            <text:p>Daten liegen leider als Webseite vor. Man müsste die Webseite parsen, um verarbeitbare Daten zu bekommen.</text:p>
          </table:table-cell>
        </table:table-row>
        <table:table-row table:style-name="ro3" table:visibility="collapse">
          <table:table-cell table:style-name="ce52" office:value-type="string">
            <text:p>Gaming / VR</text:p>
          </table:table-cell>
          <table:table-cell table:style-name="ce53" office:value-type="string">
            <text:p>Giant Bomb API</text:p>
          </table:table-cell>
          <table:table-cell table:style-name="ce36" office:value-type="string">
            <text:p>Spieledatenbank</text:p>
          </table:table-cell>
          <table:table-cell table:style-name="ce38" office:value-type="string" office:value="http://www.giantbomb.com/api/">
            <text:p><text:a xlink:href="http://www.giantbomb.com/api/">http://www.giantbomb.com/api/</text:a></text:p>
          </table:table-cell>
          <table:table-cell/>
          <table:table-cell table:style-name="ce36" office:value-type="string">
            <text:p>Daten können über eine Api anberufen werden, man muss sich aber anmelden.</text:p>
          </table:table-cell>
        </table:table-row>
        <table:table-row table:style-name="ro3">
          <table:table-cell table:style-name="ce52" office:value-type="string">
            <text:p>Gesundheit</text:p>
          </table:table-cell>
          <table:table-cell table:style-name="ce57" office:value-type="string">
            <text:p>Krankheitsdaten</text:p>
          </table:table-cell>
          <table:table-cell table:style-name="ce36" office:value-type="string">
            <text:p>anonymisierte Kranheitsdaten</text:p>
          </table:table-cell>
          <table:table-cell table:style-name="ce38" office:value-type="string" office:value="https://survstat.rki.de/">
            <text:p><text:a xlink:href="https://survstat.rki.de/">https://survstat.rki.de/</text:a></text:p>
          </table:table-cell>
        </table:table-row>
        <table:table-row table:style-name="ro3">
          <table:table-cell table:style-name="ce52" office:value-type="string">
            <text:p>Gesundheit</text:p>
          </table:table-cell>
          <table:table-cell table:style-name="ce57" office:value-type="string">
            <text:p>Essen</text:p>
          </table:table-cell>
          <table:table-cell table:style-name="ce36" office:value-type="string">
            <text:p>Daten über Essensprodukte aus der ganzen Welt</text:p>
          </table:table-cell>
          <table:table-cell table:style-name="ce38" office:value-type="string" office:value="http://world.openfoodfacts.org/data">
            <text:p><text:a xlink:href="http://world.openfoodfacts.org/data">http://world.openfoodfacts.org/data</text:a></text:p>
          </table:table-cell>
          <table:table-cell/>
          <table:table-cell table:style-name="ce36" office:value-type="string">
            <text:p>API, RDF/XML, CSV</text:p>
          </table:table-cell>
        </table:table-row>
        <table:table-row table:style-name="ro3">
          <table:table-cell table:style-name="ce52" office:value-type="string">
            <text:p>Gesundheit</text:p>
          </table:table-cell>
          <table:table-cell table:style-name="ce57" office:value-type="string">
            <text:p>Portal Gesundheitsdaten</text:p>
          </table:table-cell>
          <table:table-cell table:style-name="ce36" office:value-type="string">
            <text:p>Verschiedene Datensätze zum Thema Gesundheit, unter anderem vom Statistischen Bundesamt</text:p>
          </table:table-cell>
          <table:table-cell table:style-name="ce38" office:value-type="string" office:value="https://www.gbe-bund.de">
            <text:p><text:a xlink:href="https://www.gbe-bund.de">https://www.gbe-bund.de</text:a></text:p>
          </table:table-cell>
          <table:table-cell/>
          <table:table-cell table:style-name="ce36"/>
        </table:table-row>
        <table:table-row table:style-name="ro3">
          <table:table-cell table:style-name="ce52" office:value-type="string">
            <text:p>Refugees</text:p>
          </table:table-cell>
          <table:table-cell table:style-name="ce57" office:value-type="string">
            <text:p>Refugee Phrasebook</text:p>
          </table:table-cell>
          <table:table-cell/>
          <table:table-cell table:style-name="ce38" office:value-type="string" office:value="http://www.refugeephrasebook.de/create-print-distribute/">
            <text:p><text:a xlink:href="http://www.refugeephrasebook.de/create-print-distribute/">http://www.refugeephrasebook.de/create-print-distribute/</text:a></text:p>
          </table:table-cell>
          <table:table-cell/>
          <table:table-cell table:style-name="ce36" office:value-type="string">
            <text:p>CSV</text:p>
          </table:table-cell>
        </table:table-row>
        <table:table-row table:style-name="ro3">
          <table:table-cell table:style-name="ce52" office:value-type="string">
            <text:p>Refugees</text:p>
          </table:table-cell>
          <table:table-cell table:style-name="ce57" office:value-type="string">
            <text:p>UNHCR</text:p>
          </table:table-cell>
          <table:table-cell table:style-name="ce36" office:value-type="string">
            <text:p>UNHCR Rest API</text:p>
          </table:table-cell>
          <table:table-cell table:style-name="ce38" office:value-type="string" office:value="http://data.unhcr.org/wiki/index.php/API_Documentation">
            <text:p><text:a xlink:href="http://data.unhcr.org/wiki/index.php/API_Documentation">http://data.unhcr.org/wiki/index.php/API_Documentation</text:a></text:p>
          </table:table-cell>
          <table:table-cell/>
          <table:table-cell table:style-name="ce36" office:value-type="string">
            <text:p>API</text:p>
          </table:table-cell>
        </table:table-row>
        <table:table-row table:style-name="ro3">
          <table:table-cell table:style-name="ce52" office:value-type="string">
            <text:p>Refugees</text:p>
          </table:table-cell>
          <table:table-cell table:style-name="ce57" office:value-type="string">
            <text:p>Pegida</text:p>
          </table:table-cell>
          <table:table-cell table:style-name="ce36" office:value-type="string">
            <text:p>Die Sprache Pegidas</text:p>
          </table:table-cell>
          <table:table-cell table:style-name="ce38" office:value-type="string" office:value="https://raw.githubusercontent.com/balzer82/PegidaSprache/master/pegida_korpus.csv">
            <text:p><text:a xlink:href="https://raw.githubusercontent.com/balzer82/PegidaSprache/master/pegida_korpus.csv">https://raw.githubusercontent.com/balzer82/PegidaSprache/master/pegida_korpus.csv</text:a></text:p>
          </table:table-cell>
          <table:table-cell/>
          <table:table-cell table:style-name="ce36" office:value-type="string">
            <text:p>CSV</text:p>
          </table:table-cell>
        </table:table-row>
        <table:table-row table:style-name="ro3">
          <table:table-cell table:style-name="ce52" office:value-type="string">
            <text:p>Refugees</text:p>
          </table:table-cell>
          <table:table-cell table:style-name="ce57" office:value-type="string">
            <text:p>Nein zum Heim</text:p>
          </table:table-cell>
          <table:table-cell table:style-name="ce36" office:value-type="string">
            <text:p>Karte von Anti-Flüchtlingsheimgruppen auf Facebook</text:p>
          </table:table-cell>
          <table:table-cell table:style-name="ce38" office:value-type="string" office:value="http://levu.org/aaskarte/">
            <text:p><text:a xlink:href="http://levu.org/aaskarte/">http://levu.org/aaskarte/</text:a></text:p>
          </table:table-cell>
          <table:table-cell table:style-name="ce38" office:value-type="string" office:value="https://levu.org/aaskarte/daten.json">
            <text:p><text:a xlink:href="https://levu.org/aaskarte/daten.json">https://levu.org/aaskarte/daten.json</text:a></text:p>
          </table:table-cell>
          <table:table-cell table:style-name="ce36" office:value-type="string">
            <text:p>JSON</text:p>
          </table:table-cell>
        </table:table-row>
        <table:table-row table:style-name="ro3">
          <table:table-cell table:style-name="ce52" office:value-type="string">
            <text:p>Überwachung</text:p>
          </table:table-cell>
          <table:table-cell table:style-name="ce57" office:value-type="string">
            <text:p>CCTV</text:p>
          </table:table-cell>
          <table:table-cell table:style-name="ce36" office:value-type="string">
            <text:p>Liste von CCTV Cams</text:p>
          </table:table-cell>
          <table:table-cell table:style-name="ce38" office:value-type="string" office:value="https://github.com/moklick/cctvwatch-api/blob/master/data/cctvs.json">
            <text:p><text:a xlink:href="https://github.com/moklick/cctvwatch-api/blob/master/data/cctvs.json">https://github.com/moklick/cctvwatch-api/blob/master/data/cctvs.json</text:a></text:p>
          </table:table-cell>
        </table:table-row>
        <table:table-row table:style-name="ro3">
          <table:table-cell table:style-name="ce52" office:value-type="string">
            <text:p>Überwachung</text:p>
          </table:table-cell>
          <table:table-cell table:style-name="ce57" office:value-type="string">
            <text:p>Telekommunikationsüberwachung</text:p>
          </table:table-cell>
          <table:table-cell table:style-name="ce36" office:value-type="string">
            <text:p>Bericht vom Justizministerium</text:p>
          </table:table-cell>
          <table:table-cell table:style-name="ce38" office:value-type="string" office:value="https://www.bundesjustizamt.de/DE/Themen/Buergerdienste/Justizstatistik/Telekommunikation/Telekommunikationsueberwachung.html">
            <text:p><text:a xlink:href="https://www.bundesjustizamt.de/DE/Themen/Buergerdienste/Justizstatistik/Telekommunikation/Telekommunikationsueberwachung.html">https://www.bundesjustizamt.de/DE/Themen/Buergerdienste/Justizstatistik/Telekommunikation/Telekommunikationsueberwachung.html</text:a></text:p>
          </table:table-cell>
          <table:table-cell table:style-name="ce38" office:value-type="string" office:value="https://offenedaten.de/dataset/telekommunikationsuberwachung">
            <text:p><text:a xlink:href="https://offenedaten.de/dataset/telekommunikationsuberwachung">https://offenedaten.de/dataset/telekommunikationsuberwachung</text:a></text:p>
          </table:table-cell>
          <table:table-cell table:style-name="ce36"/>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row table:style-name="ro3">
          <table:table-cell table:style-name="ce63"/>
          <table:table-cell table:style-name="ce64"/>
        </table:table-row>
      </table:table>
      <table:table table:name="Datenportale" table:style-name="ta2" table:print="false">
        <office:forms form:automatic-focus="false" form:apply-design-mode="false"/>
        <table:table-column table:style-name="co9" table:default-cell-style-name="ce15"/>
        <table:table-column table:style-name="co10" table:default-cell-style-name="ce15"/>
        <table:table-column table:style-name="co11" table:default-cell-style-name="ce15"/>
        <table:table-column table:style-name="co8" table:default-cell-style-name="ce15" table:number-columns-repeated="253"/>
        <table:table-row table:style-name="ro5">
          <table:table-cell table:style-name="ce65" office:value-type="string">
            <text:p>Datenportal</text:p>
          </table:table-cell>
          <table:table-cell table:style-name="ce65" office:value-type="string">
            <text:p>Inhalt</text:p>
          </table:table-cell>
          <table:table-cell table:style-name="ce65" office:value-type="string">
            <text:p>Link</text:p>
          </table:table-cell>
        </table:table-row>
        <table:table-row table:style-name="ro3">
          <table:table-cell table:style-name="ce65" table:number-columns-spanned="3" table:number-rows-spanned="1" office:value-type="string">
            <text:p>Deutschland</text:p>
          </table:table-cell>
          <table:covered-table-cell table:number-columns-repeated="2"/>
          <table:table-cell table:style-name="ce47"/>
        </table:table-row>
        <table:table-row table:style-name="ro3">
          <table:table-cell table:style-name="ce66" office:value-type="string">
            <text:p>Bundesweit</text:p>
          </table:table-cell>
          <table:table-cell table:style-name="ce34" office:value-type="string">
            <text:p>Umfassendes Datenportal des Bundes mit Datensätzen aus verschiedensten Verwaltungsebenen.</text:p>
          </table:table-cell>
          <table:table-cell table:style-name="ce35" office:value-type="string" office:value="https://www.govdata.de/">
            <text:p><text:a xlink:href="https://www.govdata.de/">https://www.govdata.de/</text:a></text:p>
          </table:table-cell>
          <table:table-cell table:style-name="ce47"/>
        </table:table-row>
        <table:table-row table:style-name="ro3">
          <table:table-cell table:style-name="ce66" office:value-type="string">
            <text:p>Bundesweit</text:p>
          </table:table-cell>
          <table:table-cell table:style-name="ce34" office:value-type="string">
            <text:p>OffeneDaten.de ist ein Datenkatalog für offene Daten in Deutschland. Die Seite wurde 2010 von engagierten Bürgern initiiert, weil es bis Dato kein vergleichbares Angebot in Deutschland gab.</text:p>
          </table:table-cell>
          <table:table-cell table:style-name="ce35" office:value-type="string" office:value="https://offenedaten.de/">
            <text:p><text:a xlink:href="https://offenedaten.de/">https://offenedaten.de/</text:a></text:p>
          </table:table-cell>
        </table:table-row>
        <table:table-row table:style-name="ro3">
          <table:table-cell table:style-name="ce66" office:value-type="string">
            <text:p>Berlin</text:p>
          </table:table-cell>
          <table:table-cell table:style-name="ce34" office:value-type="string">
            <text:p>Insgesamt 889 Datensätze. Die Datensätze sind zum einen in 22 Kategorien angeordnet, zum Anderen aber auch über Tags zu finden.</text:p>
          </table:table-cell>
          <table:table-cell table:style-name="ce35" office:value-type="string" office:value="http://daten.berlin.de/">
            <text:p><text:a xlink:href="http://daten.berlin.de/">http://daten.berlin.de/</text:a></text:p>
          </table:table-cell>
        </table:table-row>
        <table:table-row table:style-name="ro3">
          <table:table-cell table:style-name="ce66" office:value-type="string">
            <text:p>Bremen</text:p>
          </table:table-cell>
          <table:table-cell table:style-name="ce34" office:value-type="string">
            <text:p>Auf diesem Portal stellt die bremische Verwaltung Datensätze als reine Rohdaten zur Verfügung. Diese können aus den unterschiedlichsten Bereichen stammen z.B. Umwelt, Verkehr, Wetter, Statistik, Geoinformationswesen, Bildung, Gesundheit oder Finanzen.</text:p>
          </table:table-cell>
          <table:table-cell table:style-name="ce35" office:value-type="string" office:value="http://www.daten.bremen.de/sixcms/detail.php?gsid=bremen02.c.736.de">
            <text:p><text:a xlink:href="http://www.daten.bremen.de/sixcms/detail.php?gsid=bremen02.c.736.de">http://www.daten.bremen.de/sixcms/detail.php?gsid=bremen02.c.736.de</text:a></text:p>
          </table:table-cell>
        </table:table-row>
        <table:table-row table:style-name="ro3">
          <table:table-cell table:style-name="ce66" office:value-type="string">
            <text:p>Hamburg</text:p>
          </table:table-cell>
          <table:table-cell table:style-name="ce34" office:value-type="string">
            <text:p>Die Freie und Hansestadt Hamburg bietet Ihnen auf diesem Portal (Beta-Version) zahlreiche Datensätze, Dienste und Anwendungen der Behörden und Ämter an. Die Datensätze werden von der Verwaltung im Sinne von „Open Data“ frei verfügbar und nutzbar zur Verfügung gestellt. Sie können entsprechend der Nutzungsbedingungen und Lizenzen weiterverwendet werden, beispielweise für die Entwicklung von Apps.</text:p>
          </table:table-cell>
          <table:table-cell table:style-name="ce35" office:value-type="string" office:value="http://daten.hamburg.de/">
            <text:p><text:a xlink:href="http://daten.hamburg.de/">http://daten.hamburg.de/</text:a></text:p>
          </table:table-cell>
        </table:table-row>
        <table:table-row table:style-name="ro3">
          <table:table-cell table:style-name="ce66" office:value-type="string">
            <text:p>Baden-Württemberg</text:p>
          </table:table-cell>
          <table:table-cell table:style-name="ce34" office:value-type="string">
            <text:p>Der Prototyp erschließt exemplarisch ein breites Spektrum staatlicher und kommunaler Daten und Informationen, Dienste und Anwendungen. Diese sind durch einheitlich strukturierte Metadaten beschrieben. Die Struktur orientiert sich an den Katalogen national wie international bereits bestehender Open Data Portale sowie an dem Standard der EN ISO 19115.</text:p>
          </table:table-cell>
          <table:table-cell table:style-name="ce35" office:value-type="string" office:value="https://opendata.service-bw.de/home">
            <text:p><text:a xlink:href="https://opendata.service-bw.de/home">https://opendata.service-bw.de/home</text:a></text:p>
          </table:table-cell>
        </table:table-row>
        <table:table-row table:style-name="ro3">
          <table:table-cell table:style-name="ce66" office:value-type="string">
            <text:p>Bayern</text:p>
          </table:table-cell>
          <table:table-cell table:style-name="ce34" office:value-type="string">
            <text:p>OpenData Bayern bietet den Nutzern die Möglichkeit, gezielt nach frei zugänglichen Daten und Applikationen der staatlichen Behörden in Bayern zu suchen. Das Angebot wird ständig ausgebaut. Dabei sollen immer mehr Datensätze auch in maschinenlesbaren Formaten bereitgestellt werden. Die Weiterverwendung der einzelnen Datensätze ist nach Maßgabe der jeweils angegebenen Nutzungsbedingungen zulässig.</text:p>
          </table:table-cell>
          <table:table-cell table:style-name="ce35" office:value-type="string" office:value="http://www.opendata.bayern.de/">
            <text:p><text:a xlink:href="http://www.opendata.bayern.de/">http://www.opendata.bayern.de/</text:a></text:p>
          </table:table-cell>
        </table:table-row>
        <table:table-row table:style-name="ro3">
          <table:table-cell table:style-name="ce40" office:value-type="string">
            <text:p>Landesdatenbank NRW</text:p>
          </table:table-cell>
          <table:table-cell table:style-name="ce49" office:value-type="string">
            <text:p>Die Landesdatenbank NRW ist eine Datenbank, die tief gegliederte Ergebnisse der amtlichen Statistik enthält. Sie wird kontinuierlich ausgebaut. Der Tabellenabruf erfolgt unentgeltlich und kann variabel auf den individuellen Bedarf angepasst werden. Die Abspeicherung der Ergebnisse ist in verschiedenen Formaten möglich</text:p>
          </table:table-cell>
          <table:table-cell table:style-name="ce46" office:value-type="string" office:value="https://www.landesdatenbank.nrw.de/ldbnrw/online/logon">
            <text:p><text:a xlink:href="https://www.landesdatenbank.nrw.de/ldbnrw/online/logon">https://www.landesdatenbank.nrw.de/ldbnrw/online/logon</text:a></text:p>
          </table:table-cell>
        </table:table-row>
        <table:table-row table:style-name="ro3">
          <table:table-cell table:style-name="ce65" table:number-columns-spanned="3" table:number-rows-spanned="1" office:value-type="string">
            <text:p>International</text:p>
          </table:table-cell>
          <table:covered-table-cell table:number-columns-repeated="2"/>
        </table:table-row>
        <table:table-row table:number-rows-repeated="1" table:style-name="ro4"/>
        <table:table-row table:style-name="ro3">
          <table:table-cell table:style-name="ce66" office:value-type="string">
            <text:p>Datenportal der US-Regierung</text:p>
          </table:table-cell>
          <table:table-cell table:style-name="ce34" office:value-type="string">
            <text:p>Here you will find data, tools, and resources to conduct research, develop web and mobile applications, design data visualizations, and more.</text:p>
          </table:table-cell>
          <table:table-cell table:style-name="ce35" office:value-type="string" office:value="http://www.data.gov/">
            <text:p><text:a xlink:href="http://www.data.gov/">http://www.data.gov/</text:a></text:p>
          </table:table-cell>
        </table:table-row>
        <table:table-row table:style-name="ro3">
          <table:table-cell table:style-name="ce66" office:value-type="string">
            <text:p>Datenportal der Englischen Regierung</text:p>
          </table:table-cell>
          <table:table-cell table:style-name="ce34" office:value-type="string">
            <text:p>The government is opening up its data for other people to re-use. data.gov.uk is only about non-personal, non-sensitive data – information like the list of schools, crimes or the performance of your local council.</text:p>
          </table:table-cell>
          <table:table-cell table:style-name="ce35" office:value-type="string" office:value="http://data.gov.uk/">
            <text:p><text:a xlink:href="http://data.gov.uk/">http://data.gov.uk/</text:a></text:p>
          </table:table-cell>
        </table:table-row>
        <table:table-row table:style-name="ro3">
          <table:table-cell table:style-name="ce66" office:value-type="string">
            <text:p>Datenportal der New Yorker Stadtverwaltung</text:p>
          </table:table-cell>
          <table:table-cell table:style-name="ce34" office:value-type="string">
            <text:p>NYC Open Data makes the wealth of public data generated by various New York City agencies and other City organizations available for public use. As part of an initiative to improve the accessibility, transparency, and accountability of City government, this catalog offers access to a repository of government-produced, machine-readable data sets.</text:p>
          </table:table-cell>
          <table:table-cell table:style-name="ce35" office:value-type="string" office:value="https://nycopendata.socrata.com/">
            <text:p><text:a xlink:href="https://nycopendata.socrata.com/">https://nycopendata.socrata.com/</text:a></text:p>
          </table:table-cell>
        </table:table-row>
        <table:table-row table:style-name="ro3">
          <table:table-cell table:style-name="ce66" office:value-type="string">
            <text:p>Datenportal der Stadtverwaltung von San Fancisco</text:p>
          </table:table-cell>
          <table:table-cell table:style-name="ce34" office:value-type="string">
            <text:p>SF OpenData is the central clearinghouse for data published by the City and County of San Francisco and is part of the broader open data program, DataSF</text:p>
          </table:table-cell>
          <table:table-cell table:style-name="ce35" office:value-type="string" office:value="https://data.sfgov.org/">
            <text:p><text:a xlink:href="https://data.sfgov.org/">https://data.sfgov.org/</text:a></text:p>
          </table:table-cell>
        </table:table-row>
      </table:table>
      <table:named-expressions>
        <table:named-expression table:name="Excel_BuiltIn__FilterDatabase_1" table:base-cell-address="$ausgesuchte Datensätze.$A$1" table:expression="['ausgesuchte Datensätze'.$A$1:.$F$48]"/>
        <table:named-expression table:name="Excel_BuiltIn__FilterDatabase_2" table:base-cell-address="$Datenportale.$A$1" table:expression="[Datenportale.$A$1:.$C$1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libri" svg:font-family="Calibri"/>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ausgesuchte Datensätze" style:display-name="PageStyle_ausgesuchte Datensätze" style:page-layout-name="pm1">
      <style:header style:display="false"/>
      <style:header-left style:display="false"/>
      <style:footer style:display="false"/>
      <style:footer-left style:display="false"/>
    </style:master-page>
    <style:master-page style:name="PageStyle_5f_Datenportale" style:display-name="PageStyle_Datenportale"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